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1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1.1465in" svg:height="0.2283in" svg:x="4.639in" svg:y="2.6264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0787in" svg:height="0.1972in" svg:x="3.5661in" svg:y="3.17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2.2106in" svg:height="0.2209in" svg:x="4.628in" svg:y="3.2106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2.1181in" svg:height="0.2209in" svg:x="4.622in" svg:y="4.6016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2.0701in" svg:height="0.7205in" svg:x="4.622in" svg:y="5.9374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DA2030 Limit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Desired Output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0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Peak Output Volta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28.9827534923789" calcext:value-type="float">
            <text:p>29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Maximum Supply Voltage Needed by the Amplifi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37.6434602745406" calcext:value-type="float">
            <text:p>37.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1]" office:value-type="float" office:value="28.2842712474619" calcext:value-type="float">
            <text:p>28.3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Maximum Supply Voltage Provided by a Transform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Amplifier Output Power from a Transformers Maximum Supply Volta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4]/((1+[.B36])*(1+[.B37])))-[.B35];2) / (2*[.B38])" office:value-type="float" office:value="0.277150893379897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300" calcext:value-type="float">
            <text:p>300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0:25.751313770</meta:creation-date>
    <dc:date>2021-11-25T16:08:48.735657430</dc:date>
    <meta:editing-duration>PT1H38M7S</meta:editing-duration>
    <meta:editing-cycles>9</meta:editing-cycles>
    <meta:generator>LibreOffice/7.2.2.2$Linux_X86_64 LibreOffice_project/20$Build-2</meta:generator>
    <meta:document-statistic meta:table-count="1" meta:cell-count="74" meta:object-count="5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